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2" style:family="paragraph" style:parent-style-name="Standard">
      <style:text-properties style:font-name="sans-serif" fo:font-size="10.5pt" style:text-underline-style="solid" style:text-underline-width="auto" style:text-underline-color="font-color" officeooo:rsid="00064230" officeooo:paragraph-rsid="0015d38c" style:font-size-asian="10.5pt" style:font-size-complex="10.5pt"/>
    </style:style>
    <style:style style:name="P3" style:family="paragraph" style:parent-style-name="Standard">
      <style:text-properties style:font-name="sans-serif" fo:font-size="10.5pt" style:text-underline-style="solid" style:text-underline-width="auto" style:text-underline-color="font-color" officeooo:rsid="000b12d9" officeooo:paragraph-rsid="000b12d9" style:font-size-asian="10.5pt" style:font-size-complex="10.5pt"/>
    </style:style>
    <style:style style:name="P4" style:family="paragraph" style:parent-style-name="Standard">
      <style:text-properties style:font-name="sans-serif" fo:font-size="10.5pt" style:text-underline-style="solid" style:text-underline-width="auto" style:text-underline-color="font-color" officeooo:rsid="0015d38c" officeooo:paragraph-rsid="0015d38c" style:font-size-asian="10.5pt" style:font-size-complex="10.5pt"/>
    </style:style>
    <style:style style:name="P5" style:family="paragraph" style:parent-style-name="Standard">
      <style:text-properties style:font-name="sans-serif" fo:font-size="10.5pt" style:text-underline-style="none" officeooo:rsid="00082b2a" officeooo:paragraph-rsid="000b06c7" style:font-size-asian="10.5pt" style:font-size-complex="10.5pt"/>
    </style:style>
    <style:style style:name="P6" style:family="paragraph" style:parent-style-name="Standard">
      <style:text-properties style:font-name="sans-serif" fo:font-size="10.5pt" style:text-underline-style="none" officeooo:rsid="00082b2a" officeooo:paragraph-rsid="00064230" style:font-size-asian="10.5pt" style:font-size-complex="10.5pt"/>
    </style:style>
    <style:style style:name="P7" style:family="paragraph" style:parent-style-name="Standard">
      <style:text-properties style:font-name="sans-serif" fo:font-size="10.5pt" style:text-underline-style="none" officeooo:rsid="000b06c7" officeooo:paragraph-rsid="000b06c7" style:font-size-asian="10.5pt" style:font-size-complex="10.5pt"/>
    </style:style>
    <style:style style:name="P8" style:family="paragraph" style:parent-style-name="Standard">
      <style:text-properties style:font-name="sans-serif" fo:font-size="10.5pt" style:text-underline-style="none" officeooo:rsid="000b12d9" officeooo:paragraph-rsid="000b12d9" style:font-size-asian="10.5pt" style:font-size-complex="10.5pt"/>
    </style:style>
    <style:style style:name="P9" style:family="paragraph" style:parent-style-name="Standard">
      <style:text-properties style:font-name="sans-serif" fo:font-size="10.5pt" style:text-underline-style="none" officeooo:rsid="0013ca8e" officeooo:paragraph-rsid="00151370" style:font-size-asian="10.5pt" style:font-size-complex="10.5pt"/>
    </style:style>
    <style:style style:name="P10" style:family="paragraph" style:parent-style-name="Standard">
      <style:text-properties style:font-name="sans-serif" fo:font-size="10.5pt" style:text-underline-style="none" officeooo:rsid="0013ca8e" officeooo:paragraph-rsid="0015d38c" style:font-size-asian="10.5pt" style:font-size-complex="10.5pt"/>
    </style:style>
    <style:style style:name="P11" style:family="paragraph" style:parent-style-name="Standard">
      <style:text-properties style:font-name="sans-serif" fo:font-size="10.5pt" style:text-underline-style="none" officeooo:rsid="0013ca8e" officeooo:paragraph-rsid="0019cfec" style:font-size-asian="10.5pt" style:font-size-complex="10.5pt"/>
    </style:style>
    <style:style style:name="P12" style:family="paragraph" style:parent-style-name="Standard">
      <style:text-properties style:font-name="sans-serif" fo:font-size="10.5pt" style:text-underline-style="none" officeooo:rsid="00151370" officeooo:paragraph-rsid="00151370" style:font-size-asian="10.5pt" style:font-size-complex="10.5pt"/>
    </style:style>
    <style:style style:name="P13" style:family="paragraph" style:parent-style-name="Standard">
      <style:text-properties style:font-name="sans-serif" fo:font-size="10.5pt" style:text-underline-style="none" officeooo:rsid="0019cfec" officeooo:paragraph-rsid="0019cfec" style:font-size-asian="10.5pt" style:font-size-complex="10.5pt"/>
    </style:style>
    <style:style style:name="P14" style:family="paragraph" style:parent-style-name="Standard">
      <style:text-properties style:font-name="sans-serif" fo:font-size="10.5pt" style:text-underline-style="none" officeooo:rsid="0023c2e5" officeooo:paragraph-rsid="0023c2e5" style:font-size-asian="10.5pt" style:font-size-complex="10.5pt"/>
    </style:style>
    <style:style style:name="P15" style:family="paragraph" style:parent-style-name="Standard">
      <style:text-properties style:font-name="sans-serif" fo:font-size="10.5pt" style:text-underline-style="none" officeooo:rsid="002463f6" officeooo:paragraph-rsid="002463f6" style:font-size-asian="10.5pt" style:font-size-complex="10.5pt"/>
    </style:style>
    <style:style style:name="P16" style:family="paragraph" style:parent-style-name="Standard">
      <style:text-properties fo:font-size="10.5pt" officeooo:rsid="001f63af" officeooo:paragraph-rsid="00064230" style:font-size-asian="10.5pt" style:font-size-complex="10.5pt"/>
    </style:style>
    <style:style style:name="P17" style:family="paragraph" style:parent-style-name="Standard">
      <style:text-properties style:font-name="sans-serif" fo:font-size="10.5pt" style:text-underline-style="none" officeooo:rsid="000b06c7" officeooo:paragraph-rsid="000b06c7" style:font-size-asian="10.5pt" style:font-size-complex="10.5pt"/>
    </style:style>
    <style:style style:name="P18" style:family="paragraph" style:parent-style-name="Standard">
      <style:text-properties style:font-name="sans-serif" fo:font-size="10.5pt" style:text-underline-style="none" officeooo:rsid="000b06c7" officeooo:paragraph-rsid="00292f0f" style:font-size-asian="10.5pt" style:font-size-complex="10.5pt"/>
    </style:style>
    <style:style style:name="P19" style:family="paragraph" style:parent-style-name="Standard">
      <style:text-properties style:font-name="sans-serif" fo:font-size="10.5pt" style:text-underline-style="none" officeooo:rsid="00270716" officeooo:paragraph-rsid="00270716"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06c7"/>
    </style:style>
    <style:style style:name="T3" style:family="text">
      <style:text-properties style:text-underline-style="solid" style:text-underline-width="auto" style:text-underline-color="font-color" officeooo:rsid="000b12d9"/>
    </style:style>
    <style:style style:name="T4" style:family="text">
      <style:text-properties style:text-underline-style="solid" style:text-underline-width="auto" style:text-underline-color="font-color" officeooo:rsid="0015d38c"/>
    </style:style>
    <style:style style:name="T5" style:family="text">
      <style:text-properties officeooo:rsid="000b12d9"/>
    </style:style>
    <style:style style:name="T6" style:family="text">
      <style:text-properties officeooo:rsid="00151370"/>
    </style:style>
    <style:style style:name="T7" style:family="text">
      <style:text-properties officeooo:rsid="0015d38c"/>
    </style:style>
    <style:style style:name="T8" style:family="text">
      <style:text-properties officeooo:rsid="0016fd98"/>
    </style:style>
    <style:style style:name="T9" style:family="text">
      <style:text-properties officeooo:rsid="00195af2"/>
    </style:style>
    <style:style style:name="T10" style:family="text">
      <style:text-properties officeooo:rsid="001a1080"/>
    </style:style>
    <style:style style:name="T11" style:family="text">
      <style:text-properties officeooo:rsid="001a7d58"/>
    </style:style>
    <style:style style:name="T12" style:family="text">
      <style:text-properties officeooo:rsid="00209825"/>
    </style:style>
    <style:style style:name="T13" style:family="text">
      <style:text-properties officeooo:rsid="0025be02"/>
    </style:style>
    <style:style style:name="T14" style:family="text">
      <style:text-properties officeooo:rsid="0028ce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2">An exploration of compression techniques on genetic sequences, predominantly using grammar-based compression. <text:span text:style-name="T7">Building on from previous implementations of generic grammar-based algorithms as well as those specifically aimed at genetic sequences, this implementation will attempt to further optimise such a method by using alternative techniques and provide further functionality.</text:span></text:p>
      <text:p text:style-name="P12"/>
      <text:p text:style-name="P2">Introduction</text:p>
      <text:p text:style-name="P2"/>
      <text:p text:style-name="P14">What the project is intended for here but light?</text:p>
      <text:p text:style-name="P1"/>
      <text:p text:style-name="P10">Data compression is an ever useful technique for reducing the amount of storage and bandwidth required for <text:span text:style-name="T7">both</text:span> storing and transferring data. <text:span text:style-name="T7">Whenever there is redundancy through repetition in information the same amount of information can be represented by fewer bits.</text:span> <text:span text:style-name="T8">The storage of information takes space in mediums such as server farms, hard drives, time to transfer from one device to another, energy to run any such devices and in turn money and additional resources. Although there advances in the technology of data storage and transmission have ‘been great’, effective compression of data complements this and further reduces all of these factors, over and above the inherently efficient way such data is treated in computer science. </text:span></text:p>
      <text:p text:style-name="P9"/>
      <text:p text:style-name="P12">Given the ever <text:span text:style-name="T10">increasing amount</text:span> of digitized information there are ample opportunities for compression to <text:span text:style-name="T10">be useful</text:span>. Prominent examples include video, astronomical data and genetic sequence<text:span text:style-name="T11">s. Genetic data in particular includes new methods of sequencing, new completed genomes, species, individuals, viruses, transgenic creations and has grown at a rate of [find a reference] currently consisting of [how much reference], predicted to outpace the amount of data stored by youTube video [as per reference]. </text:span></text:p>
      <text:p text:style-name="P12"/>
      <text:p text:style-name="P11">Grammar-based compression i<text:span text:style-name="T6">s</text:span> <text:span text:style-name="T9">a</text:span> method <text:span text:style-name="T6">that reduces the amount of data by constructing a context-free grammar; an underlying structure of the data that can itself be used to reformulate the data. For many types of data this can be used to determine relationships between the elements of the input [sequitur paper] and given the naturally structured repetitive nature of DNA, grammar-based compression could be an efficient and revealing method to use as the base level encoding technique for its compression.</text:span></text:p>
      <text:p text:style-name="P6"/>
      <text:p text:style-name="P4">Research</text:p>
      <text:p text:style-name="P4"/>
      <text:p text:style-name="P15">Compression is a universal technique that requires specification of implementation for effective results on different types of data. Although the same concept is being applied, it is the specific attributes of the data that allow for its compression and so one technique applied to text will likely not have the same results when applied to genetic sequences. </text:p>
      <text:p text:style-name="P15"/>
      <text:p text:style-name="P15">Research on genes. </text:p>
      <text:p text:style-name="P15"/>
      <text:p text:style-name="P15">Research on compressing genes. <text:span text:style-name="T13">Papers. </text:span></text:p>
      <text:p text:style-name="P15"/>
      <text:p text:style-name="P13"><text:span text:style-name="T12">Compression book, entropy, </text:span>Sequitur, paper of genetic data grammar based. What to compress. <text:span text:style-name="T10">How to compress. </text:span></text:p>
      <text:p text:style-name="P5"/>
      <text:p text:style-name="P5"><text:span text:style-name="T2">Objectives</text:span><text:span text:style-name="T3">/</text:span><text:span text:style-name="T4">problem</text:span></text:p>
      <text:p text:style-name="P7"/>
      <text:p text:style-name="P19">Reduce the amount of space required to store and transfer genetic data. The aim to make a more efficient and more useful implementation of compression on genetic sequences. So first aim to implement methods, taking and improving where left off. To maintain usability with decent speed. Next aim to to compress multiple files and folder structures, to develop an interface that allows for easy use. Collections <text:span text:style-name="T14">of genetic sequences are just that, multiple files of related genomes, for usability it would be beneficial if they can be </text:span><text:soft-page-break/><text:span text:style-name="T14">compressed together and still navigated and there may be benefits to compression if similarly placed genomes have redundancies.</text:span></text:p>
      <text:p text:style-name="P19"/>
      <text:p text:style-name="P7">Get good compression rates, benefits of dealing with problems. Problem being accessible huge amounts of data, cost for store, download. Same as the problem trying to solve. <text:span text:style-name="T5">Make useful, enable searching compressed data. Compressing across multiple files.</text:span></text:p>
      <text:p text:style-name="P7"/>
      <text:p text:style-name="P7"><text:span text:style-name="T1">Method</text:span> <text:s/></text:p>
      <text:p text:style-name="P7"/>
      <text:p text:style-name="P7"/>
      <text:p text:style-name="P18">Build on previous methods to <text:span text:style-name="T5">hone CFG to compress genetic data, sequitur implementations of and all the improvements suggested by next paper, the next step of edit distance. The probability method that wasn’t attempted but could be beneficial. The incorporation of multiple data sets with editing.</text:span></text:p>
      <text:p text:style-name="P18"/>
      <text:p text:style-name="P18"><text:span text:style-name="T5">Testing will be crucial amount of compression. Specific corpus. How to improve. Time it takes to compress.</text:span></text:p>
      <text:p text:style-name="P7"/>
      <text:p text:style-name="P3">Work Plan</text:p>
      <text:p text:style-name="P8">Iterate implementation and compare to other standard and best methods of compression, to implement other methods of compression. <text:span text:style-name="T7">Current prototype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18:03.510409288</meta:creation-date>
    <dc:date>2018-03-28T11:36:03.811349329</dc:date>
    <meta:editing-duration>PT9H56M55S</meta:editing-duration>
    <meta:editing-cycles>9</meta:editing-cycles>
    <meta:generator>LibreOffice/5.1.6.2$Linux_X86_64 LibreOffice_project/10m0$Build-2</meta:generator>
    <meta:document-statistic meta:table-count="0" meta:image-count="0" meta:object-count="0" meta:page-count="2" meta:paragraph-count="20" meta:word-count="640" meta:character-count="4241" meta:non-whitespace-character-count="3613"/>
  </office:meta>
</office:document-meta>
</file>